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9d19" officeooo:paragraph-rsid="00199d1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9d19" officeooo:paragraph-rsid="00199d1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b7745" officeooo:paragraph-rsid="001b774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b261" officeooo:paragraph-rsid="001bb26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16a2e" officeooo:paragraph-rsid="00216a2e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b7745" officeooo:paragraph-rsid="001b7745"/>
    </style:style>
    <style:style style:name="P7" style:family="paragraph" style:parent-style-name="Standard">
      <style:text-properties officeooo:rsid="001b7745" officeooo:paragraph-rsid="001bb261"/>
    </style:style>
    <style:style style:name="P8" style:family="paragraph" style:parent-style-name="Standard">
      <style:text-properties officeooo:rsid="001b7745" officeooo:paragraph-rsid="001c1359"/>
    </style:style>
    <style:style style:name="P9" style:family="paragraph" style:parent-style-name="Standard">
      <style:text-properties officeooo:rsid="001b7745" officeooo:paragraph-rsid="002636d2"/>
    </style:style>
    <style:style style:name="P10" style:family="paragraph" style:parent-style-name="Standard">
      <style:text-properties fo:font-size="10pt" officeooo:rsid="001b7745" officeooo:paragraph-rsid="001bb261" style:font-size-asian="10pt" style:font-size-complex="10pt"/>
    </style:style>
    <style:style style:name="P11" style:family="paragraph" style:parent-style-name="Standard">
      <style:text-properties fo:font-size="10pt" officeooo:rsid="001b7745" officeooo:paragraph-rsid="002053ae" style:font-size-asian="10pt" style:font-size-complex="10pt"/>
    </style:style>
    <style:style style:name="P12" style:family="paragraph" style:parent-style-name="Standard">
      <style:text-properties fo:font-size="10pt" officeooo:rsid="00264207" officeooo:paragraph-rsid="002655d3" style:font-size-asian="10pt" style:font-size-complex="10pt"/>
    </style:style>
    <style:style style:name="P13" style:family="paragraph" style:parent-style-name="Standard">
      <style:text-properties fo:font-size="10pt" fo:font-weight="bold" officeooo:rsid="001a7332" officeooo:paragraph-rsid="001bb261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1pt" officeooo:rsid="00199d19" officeooo:paragraph-rsid="00199d19" style:font-size-asian="11pt" style:font-size-complex="11pt"/>
    </style:style>
    <style:style style:name="P15" style:family="paragraph" style:parent-style-name="Standard">
      <style:text-properties fo:font-size="11pt" officeooo:rsid="001a7332" officeooo:paragraph-rsid="001a7332" style:font-size-asian="11pt" style:font-size-complex="11pt"/>
    </style:style>
    <style:style style:name="P16" style:family="paragraph" style:parent-style-name="Standard">
      <style:text-properties fo:font-size="11pt" officeooo:rsid="001b7745" officeooo:paragraph-rsid="001b7745" style:font-size-asian="11pt" style:font-size-complex="11pt"/>
    </style:style>
    <style:style style:name="P17" style:family="paragraph" style:parent-style-name="Standard">
      <style:text-properties fo:font-size="11pt" officeooo:rsid="001b7745" officeooo:paragraph-rsid="001bb261" style:font-size-asian="11pt" style:font-size-complex="11pt"/>
    </style:style>
    <style:style style:name="P18" style:family="paragraph" style:parent-style-name="Standard">
      <style:text-properties fo:font-size="11pt" officeooo:rsid="001c1359" officeooo:paragraph-rsid="001c1359" style:font-size-asian="11pt" style:font-size-complex="11pt"/>
    </style:style>
    <style:style style:name="P19" style:family="paragraph" style:parent-style-name="Standard">
      <style:text-properties fo:font-size="11pt" officeooo:rsid="00216a2e" officeooo:paragraph-rsid="00216a2e" style:font-size-asian="11pt" style:font-size-complex="11pt"/>
    </style:style>
    <style:style style:name="P20" style:family="paragraph" style:parent-style-name="Standard">
      <style:text-properties fo:font-size="11pt" fo:font-weight="normal" officeooo:rsid="001c1359" officeooo:paragraph-rsid="001c1359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3pt" fo:font-weight="bold" officeooo:rsid="00216a2e" officeooo:paragraph-rsid="00216a2e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Liberation Serif" fo:font-size="11pt" fo:font-weight="normal" officeooo:rsid="00264207" officeooo:paragraph-rsid="0026420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officeooo:rsid="00264207" officeooo:paragraph-rsid="00264207"/>
    </style:style>
    <style:style style:name="P24" style:family="paragraph" style:parent-style-name="Standard">
      <style:text-properties style:font-name="Liberation Mono" fo:font-size="10pt" officeooo:rsid="00264207" officeooo:paragraph-rsid="002655d3" style:font-size-asian="10pt" style:font-size-complex="10pt"/>
    </style:style>
    <style:style style:name="P25" style:family="paragraph" style:parent-style-name="Standard">
      <style:text-properties style:font-name="Liberation Mono" fo:font-size="10pt" officeooo:rsid="0026c49f" officeooo:paragraph-rsid="0026c49f" style:font-size-asian="10pt" style:font-size-complex="10pt"/>
    </style:style>
    <style:style style:name="P26" style:family="paragraph" style:parent-style-name="Standard">
      <style:paragraph-properties fo:break-before="column"/>
      <style:text-properties fo:font-size="10pt" officeooo:rsid="001b7745" officeooo:paragraph-rsid="002053ae" style:font-size-asian="10pt" style:font-size-complex="10pt"/>
    </style:style>
    <style:style style:name="P27" style:family="paragraph" style:parent-style-name="Standard">
      <style:paragraph-properties fo:break-before="column"/>
      <style:text-properties fo:font-size="10pt" officeooo:rsid="001b7745" officeooo:paragraph-rsid="002655d3" style:font-size-asian="10pt" style:font-size-complex="10pt"/>
    </style:style>
    <style:style style:name="P28" style:family="paragraph" style:parent-style-name="Standard" style:list-style-name="L1">
      <style:text-properties fo:font-size="11pt" officeooo:paragraph-rsid="00199d19" style:font-size-asian="11pt" style:font-size-complex="11pt"/>
    </style:style>
    <style:style style:name="P29" style:family="paragraph" style:parent-style-name="Standard" style:list-style-name="L2">
      <style:text-properties fo:font-size="11pt" officeooo:rsid="001a7332" officeooo:paragraph-rsid="001a7332" style:font-size-asian="11pt" style:font-size-complex="11pt"/>
    </style:style>
    <style:style style:name="P30" style:family="paragraph" style:parent-style-name="Standard">
      <style:text-properties fo:font-size="11pt" officeooo:rsid="001c1359" officeooo:paragraph-rsid="001c1359" style:font-size-asian="11pt" style:font-size-complex="11pt"/>
    </style:style>
    <style:style style:name="P31" style:family="paragraph" style:parent-style-name="Standard">
      <style:text-properties fo:font-size="11pt" officeooo:rsid="001b7745" officeooo:paragraph-rsid="002bcf65" style:font-size-asian="11pt" style:font-size-complex="11pt"/>
    </style:style>
    <style:style style:name="P32" style:family="paragraph" style:parent-style-name="Standard">
      <style:text-properties fo:font-size="11pt" officeooo:rsid="001b7745" officeooo:paragraph-rsid="001c1359" style:font-size-asian="11pt" style:font-size-complex="11pt"/>
    </style:style>
    <style:style style:name="P33" style:family="paragraph" style:parent-style-name="Standard">
      <style:text-properties style:font-name="Liberation Mono" fo:font-size="10pt" officeooo:rsid="001b7745" officeooo:paragraph-rsid="001b7745" style:font-size-asian="10pt" style:font-size-complex="10pt"/>
    </style:style>
    <style:style style:name="P34" style:family="paragraph" style:parent-style-name="Standard">
      <style:text-properties style:font-name="Liberation Mono" fo:font-size="10pt" officeooo:rsid="001b7745" officeooo:paragraph-rsid="001bb261" style:font-size-asian="10pt" style:font-size-complex="10pt"/>
    </style:style>
    <style:style style:name="P35" style:family="paragraph" style:parent-style-name="Standard">
      <style:text-properties style:font-name="Liberation Mono" fo:font-size="10pt" officeooo:rsid="001b7745" officeooo:paragraph-rsid="002655d3" style:font-size-asian="10pt" style:font-size-complex="10pt"/>
    </style:style>
    <style:style style:name="P36" style:family="paragraph" style:parent-style-name="Standard">
      <style:text-properties style:font-name="Liberation Mono" fo:font-size="10pt" officeooo:rsid="002636d2" officeooo:paragraph-rsid="002636d2" style:font-size-asian="10pt" style:font-size-complex="10pt"/>
    </style:style>
    <style:style style:name="P37" style:family="paragraph" style:parent-style-name="Standard">
      <style:text-properties style:font-name="Liberation Mono" fo:font-size="10pt" officeooo:rsid="00264207" officeooo:paragraph-rsid="002655d3" style:font-size-asian="10pt" style:font-size-complex="10pt"/>
    </style:style>
    <style:style style:name="P38" style:family="paragraph" style:parent-style-name="Standard">
      <style:text-properties style:font-name="Liberation Mono" fo:font-size="10pt" officeooo:rsid="00264207" officeooo:paragraph-rsid="00264207" style:font-size-asian="10pt" style:font-size-complex="10pt"/>
    </style:style>
    <style:style style:name="P39" style:family="paragraph" style:parent-style-name="Standard">
      <style:text-properties style:font-name="Liberation Mono" fo:font-size="11pt" fo:font-weight="normal" officeooo:rsid="001c1359" officeooo:paragraph-rsid="002053ae" style:font-size-asian="9.60000038146973pt" style:font-weight-asian="normal" style:font-size-complex="11pt" style:font-weight-complex="normal"/>
    </style:style>
    <style:style style:name="P40" style:family="paragraph" style:parent-style-name="Standard" style:list-style-name="L3">
      <style:text-properties style:font-name="Liberation Serif" fo:font-size="11pt" fo:font-weight="normal" officeooo:rsid="00285485" officeooo:paragraph-rsid="00285485" style:font-size-asian="9.60000038146973pt" style:font-weight-asian="normal" style:font-size-complex="11pt" style:font-weight-complex="normal"/>
    </style:style>
    <style:style style:name="P41" style:family="paragraph" style:parent-style-name="Standard" style:list-style-name="L3">
      <style:text-properties style:font-name="Liberation Serif" fo:font-size="11pt" fo:font-weight="normal" officeooo:rsid="00264207" officeooo:paragraph-rsid="00264207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break-before="column"/>
      <style:text-properties style:font-name="Liberation Mono" fo:font-size="10pt" officeooo:rsid="001b7745" officeooo:paragraph-rsid="001b7745" style:font-size-asian="10pt" style:font-size-complex="10pt"/>
    </style:style>
    <style:style style:name="T1" style:family="text">
      <style:text-properties officeooo:rsid="00199d1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99d19"/>
    </style:style>
    <style:style style:name="T5" style:family="text">
      <style:text-properties style:font-name="Liberation Mono" officeooo:rsid="001bb261"/>
    </style:style>
    <style:style style:name="T6" style:family="text">
      <style:text-properties style:font-name="Liberation Mono" officeooo:rsid="001c1359"/>
    </style:style>
    <style:style style:name="T7" style:family="text">
      <style:text-properties style:font-name="Liberation Mono" officeooo:rsid="002636d2"/>
    </style:style>
    <style:style style:name="T8" style:family="text">
      <style:text-properties style:font-name="Liberation Mono" officeooo:rsid="00264207"/>
    </style:style>
    <style:style style:name="T9" style:family="text">
      <style:text-properties style:font-name="Liberation Mono" officeooo:rsid="0026c49f"/>
    </style:style>
    <style:style style:name="T10" style:family="text">
      <style:text-properties style:font-name="Liberation Mono" officeooo:rsid="002bcf65"/>
    </style:style>
    <style:style style:name="T11" style:family="text">
      <style:text-properties officeooo:rsid="001a7332"/>
    </style:style>
    <style:style style:name="T12" style:family="text">
      <style:text-properties style:text-position="sub 58%"/>
    </style:style>
    <style:style style:name="T13" style:family="text">
      <style:text-properties officeooo:rsid="001bb261"/>
    </style:style>
    <style:style style:name="T14" style:family="text">
      <style:text-properties officeooo:rsid="001c1359"/>
    </style:style>
    <style:style style:name="T15" style:family="text">
      <style:text-properties style:font-name="Liberation Serif" officeooo:rsid="001c1359"/>
    </style:style>
    <style:style style:name="T16" style:family="text">
      <style:text-properties officeooo:rsid="00223147"/>
    </style:style>
    <style:style style:name="T17" style:family="text">
      <style:text-properties officeooo:rsid="0023df4b"/>
    </style:style>
    <style:style style:name="T18" style:family="text">
      <style:text-properties officeooo:rsid="0025adc2"/>
    </style:style>
    <style:style style:name="T19" style:family="text">
      <style:text-properties officeooo:rsid="002655d3"/>
    </style:style>
    <style:style style:name="T20" style:family="text">
      <style:text-properties officeooo:rsid="0026c49f"/>
    </style:style>
    <style:style style:name="T21" style:family="text">
      <style:text-properties officeooo:rsid="002bcf65"/>
    </style:style>
    <style:style style:name="T22" style:family="text">
      <style:text-properties style:font-name="Liberation Serif" officeooo:rsid="002bcf65"/>
    </style:style>
    <style:style style:name="T23" style:family="text">
      <style:text-properties style:font-name="Liberation Mono" officeooo:rsid="001c1359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cimal, binaire et hexadécimal avec Python</text:p>
      <text:p text:style-name="P1"/>
      <text:p text:style-name="P14">Il faut bien distinguer le <text:span text:style-name="T2">type</text:span> d’une variable en Python et les <text:span text:style-name="T11">systèmes de numération en</text:span> bases 10, 2 et 16.</text:p>
      <text:p text:style-name="P14">Types Python utilisés ici :</text:p>
      <text:list xml:id="list1137598438" text:style-name="L1">
        <text:list-item>
          <text:p text:style-name="P28"><text:span text:style-name="T4">int</text:span><text:span text:style-name="T1"> (pour « integer », nombre entier relatif, comme 42, 0, -666, ...)</text:span></text:p>
        </text:list-item>
        <text:list-item>
          <text:p text:style-name="P28"><text:span text:style-name="T4">str</text:span><text:span text:style-name="T1"> (pour « string », chaine de caractères, "hello", "42", "", ...)</text:span></text:p>
        </text:list-item>
      </text:list>
      <text:p text:style-name="P15">Systèmes de numération utilisés ici :</text:p>
      <text:list xml:id="list2123251790" text:style-name="L2">
        <text:list-item>
          <text:p text:style-name="P29">décimal, système positionel en base 10 : 123 est cent-vingt-trois</text:p>
        </text:list-item>
        <text:list-item>
          <text:p text:style-name="P29">binaire, en base deux : (101)<text:span text:style-name="T12">2</text:span> désigne 5 ;</text:p>
        </text:list-item>
        <text:list-item>
          <text:p text:style-name="P29">hexadécimal, en base seize : (A7)<text:span text:style-name="T12">16</text:span> désigne 167.</text:p>
        </text:list-item>
      </text:list>
      <text:p text:style-name="P15"/>
      <text:p text:style-name="P3">int littéraux</text:p>
      <text:p text:style-name="P6"/>
      <text:p text:style-name="P16">Si on ne tape que des chiffres pour une valeur dans une expression<text:span text:style-name="T13">,</text:span> Python évalue ceci en un nombre entier écrit en base 10. Si on préfixe par <text:span text:style-name="T3">0b</text:span> ou <text:span text:style-name="T3">0B</text:span>, <text:s/>Python essaiera de lire un nombre entier écrit en binaire. Idem avec <text:span text:style-name="T3">0x</text:span> ou <text:span text:style-name="T3">0X</text:span> pour l’hexadécimal.<text:span text:style-name="T13"> Python présentera la valeur en décimal. Exemples :</text:span></text:p>
      <text:p text:style-name="P6"/>
      <text:section text:style-name="Sect1" text:name="Section1">
        <text:p text:style-name="P33">&gt;&gt;&gt; 123</text:p>
        <text:p text:style-name="P33">123</text:p>
        <text:p text:style-name="P42">&gt;&gt;&gt; 0b101</text:p>
        <text:p text:style-name="P33">5</text:p>
        <text:p text:style-name="P42">&gt;&gt;&gt; 0xA7</text:p>
        <text:p text:style-name="P33">167</text:p>
      </text:section>
      <text:p text:style-name="P34">&gt;&gt;&gt; 0b2</text:p>
      <text:p text:style-name="P10"><text:span text:style-name="T3">SyntaxError: invalid digit '2' in binary</text:span><text:span text:style-name="T5"> </text:span><text:span text:style-name="T3">literal</text:span></text:p>
      <text:p text:style-name="P13"/>
      <text:p text:style-name="P20">On peut donc déja faire des conversions sans utiliser de fonction !</text:p>
      <text:p text:style-name="P13"/>
      <text:p text:style-name="P3">str littéraux</text:p>
      <text:p text:style-name="P6"/>
      <text:p text:style-name="P16">Python offre plusieurs possibilités pour taper une chaine de caractères : </text:p>
      <text:p text:style-name="P16">guillemets doubles (<text:span text:style-name="T3">"</text:span>), guillements simples (l’apostrophe droite <text:span text:style-name="T3">'</text:span>) ou les triples guillemets (<text:span text:style-name="T3">"""</text:span> ou <text:span text:style-name="T3">'''</text:span>)<text:span text:style-name="T21"> </text:span>pour pouvoir taper des guillemets et des retours à la ligne.</text:p>
      <text:p text:style-name="P16"/>
      <text:p text:style-name="P4">Conversions<text:span text:style-name="T14"> en Python</text:span></text:p>
      <text:p text:style-name="P17"/>
      <text:p text:style-name="P32"><text:span text:style-name="T22">La fonction </text:span><text:span text:style-name="T4">int</text:span><text:span text:style-name="T14"> accepte un ou deux arguments.</text:span></text:p>
      <text:p text:style-name="P18">Le premier est la chaine de caractère à décoder,</text:p>
      <text:p text:style-name="P18">le second est la base à utiliser (par ex 2, 10 ou 16, et 10 si rien n’est indiqué).</text:p>
      <text:p text:style-name="P7"/>
      <text:p text:style-name="P31"><text:span text:style-name="T22">Les fonctions </text:span><text:span text:style-name="T6">bin</text:span><text:span text:style-name="T15"> et </text:span><text:span text:style-name="T6">hex</text:span><text:span text:style-name="T14"> acceptent un seul argument de type entier (</text:span><text:span text:style-name="T6">int</text:span><text:span text:style-name="T14">).</text:span></text:p>
      <text:p text:style-name="P31"><text:span text:style-name="T14">Le résultat renvoyé par ces fonctions est une chaine de caractères.</text:span></text:p>
      <text:p text:style-name="P21">Exemples de conversions avec <text:span text:style-name="T18">les fonctions </text:span>int, bin et hex</text:p>
      <text:p text:style-name="P8"/>
      <text:p text:style-name="P23">Repérez bien les types des valeurs Python et la base utilisée pour les écrire, il y a de tout ! Entiers littéraux dans les trois bases, <text:span text:style-name="T19">chaines de caractères littérales dans les trois bases.</text:span></text:p>
      <text:p text:style-name="P9"/>
      <text:section text:style-name="Sect1" text:name="Section2">
        <text:p text:style-name="P11"><text:span text:style-name="T3">&gt;&gt;&gt; </text:span><text:span text:style-name="T7">bin(5)</text:span></text:p>
        <text:p text:style-name="P36">'0b101'</text:p>
        <text:p text:style-name="P36"/>
        <text:p text:style-name="P36">&gt;&gt;&gt; hex(167)</text:p>
        <text:p text:style-name="P36">'Oxa7'</text:p>
        <text:p text:style-name="P36"/>
        <text:p text:style-name="P36"/>
        <text:p text:style-name="P27"><text:span text:style-name="T3">&gt;&gt;&gt; </text:span><text:span text:style-name="T8">int("</text:span><text:span text:style-name="T3">101</text:span><text:span text:style-name="T8">", 2)</text:span></text:p>
        <text:p text:style-name="P35">5</text:p>
        <text:p text:style-name="P35"/>
        <text:p text:style-name="P24">&gt;&gt;&gt; int("A7", 16)</text:p>
        <text:p text:style-name="P24">167</text:p>
        <text:p text:style-name="P24"/>
        <text:p text:style-name="P24">&gt;&gt;&gt; int("<text:span text:style-name="T20">0b</text:span>1<text:span text:style-name="T20">1</text:span>", 2)</text:p>
        <text:p text:style-name="P25">3</text:p>
        <text:p text:style-name="P24"/>
        <text:p text:style-name="P24">&gt;&gt;&gt; int("<text:span text:style-name="T20">0x</text:span>A", 16)</text:p>
        <text:p text:style-name="P12"><text:span text:style-name="T3">1</text:span><text:span text:style-name="T9">0</text:span></text:p>
        <text:p text:style-name="P26"><text:span text:style-name="T3">&gt;&gt;&gt; </text:span><text:span text:style-name="T8">hex(</text:span><text:span text:style-name="T3">0</text:span><text:span text:style-name="T8">b1111)</text:span></text:p>
        <text:p text:style-name="P38">'0xf'</text:p>
        <text:p text:style-name="P38"/>
        <text:p text:style-name="P38">&gt;&gt;&gt; bin(0xf)</text:p>
        <text:p text:style-name="P38">'0b1111'</text:p>
      </text:section>
      <text:p text:style-name="P39"/>
      <text:p text:style-name="P22">Quelques remarques :</text:p>
      <text:p text:style-name="P22"/>
      <text:list xml:id="list422845195" text:style-name="L3">
        <text:list-item>
          <text:p text:style-name="P40">classement de gauche à droite : du plus facile au plus difficile à mettre en place avec Python. Pour les conversions « à la main », c’est le contraire !</text:p>
        </text:list-item>
        <text:list-item>
          <text:p text:style-name="P41"><text:span text:style-name="T3">int</text:span> ignorera le préfixe <text:span text:style-name="T3">0b</text:span> si la base est 2, idem avec <text:span text:style-name="T3">0x</text:span> en base 16.</text:p>
        </text:list-item>
      </text:list>
      <text:p text:style-name="P39"/>
      <text:p text:style-name="P39"/>
      <text:p text:style-name="P5">Dernière remarque</text:p>
      <text:p text:style-name="P19"/>
      <text:p text:style-name="P19">Attention à ne pas confondre le mot « décimal » utilisé pour décrire la base 10, et le mot « décimal » qui décrit un nombre qui peut s’écrire exactement <text:span text:style-name="T17">en utilisant</text:span> un nombre fini de chiffres après la virgule en écriture décimale positionnelle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Gragnic</meta:initial-creator>
    <meta:creation-date>2024-09-22T07:24:46.232967660</meta:creation-date>
    <dc:date>2024-10-31T09:10:49.539901428</dc:date>
    <dc:creator>Christophe Gragnic</dc:creator>
    <meta:editing-duration>PT33M26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52" meta:word-count="454" meta:character-count="2475" meta:non-whitespace-character-count="2078"/>
  </office:meta>
</office:document-meta>
</file>